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text-properties fo:font-family="'나눔고딕 ExtraBold'" style:font-family-generic="moder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0000ff" fo:font-family="'나눔고딕 ExtraBold'" style:font-family-generic="modern" style:font-pitch="variable" fo:font-size="24pt" style:font-size-asian="24pt" style:font-size-complex="24pt"/>
    </style:style>
    <style:style style:name="T1" style:family="text">
      <style:text-properties fo:color="#0000ff" fo:font-family="'나눔고딕 ExtraBold'" style:font-family-generic="moder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draw:layer="layout" svg:width="3.411cm" svg:height="0.988cm" svg:x="2.389cm" svg:y="4.9cm">
          <draw:text-box>
            <text:p text:style-name="P1">Tidy(정제)</text:p>
          </draw:text-box>
        </draw:frame>
        <draw:frame draw:style-name="gr1" draw:text-style-name="P1" xml:id="id3" draw:id="id3" draw:layer="layout" svg:width="5.168cm" svg:height="0.988cm" svg:x="6.9cm" svg:y="5.4cm">
          <draw:text-box>
            <text:p text:style-name="P1">Transform(변환)</text:p>
          </draw:text-box>
        </draw:frame>
        <draw:frame draw:style-name="gr1" draw:text-style-name="P1" xml:id="id1" draw:id="id1" draw:layer="layout" svg:width="5.405cm" svg:height="0.988cm" svg:x="12.4cm" svg:y="1.521cm">
          <draw:text-box>
            <text:p text:style-name="P1">Visualize(시각화)</text:p>
          </draw:text-box>
        </draw:frame>
        <draw:frame draw:style-name="gr1" draw:text-style-name="P1" xml:id="id2" draw:id="id2" draw:layer="layout" svg:width="4.748cm" svg:height="0.988cm" svg:x="12.4cm" svg:y="10.2cm">
          <draw:text-box>
            <text:p text:style-name="P1">Model(모형화)</text:p>
          </draw:text-box>
        </draw:frame>
        <draw:line draw:style-name="gr2" draw:text-style-name="P2" draw:layer="layout" svg:x1="1.3cm" svg:y1="6cm" svg:x2="7.2cm" svg:y2="6cm">
          <text:p/>
        </draw:line>
        <draw:connector draw:style-name="gr3" draw:text-style-name="P2" draw:layer="layout" draw:type="curve" draw:line-skew="0.981cm" svg:x1="17.805cm" svg:y1="2.015cm" svg:x2="17.148cm" svg:y2="10.694cm" draw:start-shape="id1" draw:start-glue-point="1" draw:end-shape="id2" draw:end-glue-point="1" svg:d="M17805 2015c2221 0 2550 8679-657 8679">
          <text:p/>
        </draw:connector>
        <draw:connector draw:style-name="gr3" draw:text-style-name="P2" draw:layer="layout" draw:type="curve" svg:x1="12.4cm" svg:y1="2.015cm" svg:x2="9.484cm" svg:y2="5.4cm" draw:start-shape="id1" draw:start-glue-point="3" draw:end-shape="id3" svg:d="M12400 2015c-1944 0-2916 1128-2916 3385">
          <text:p/>
        </draw:connector>
        <draw:connector draw:style-name="gr3" draw:text-style-name="P2" draw:layer="layout" draw:type="curve" svg:x1="9.516cm" svg:y1="7.525cm" svg:x2="12.4cm" svg:y2="10.694cm" draw:start-shape="id4" draw:start-glue-point="2" draw:end-shape="id2" draw:end-glue-point="3" svg:d="M9516 7525c0 2113 961 3169 2884 3169">
          <text:p/>
        </draw:connector>
        <draw:frame draw:style-name="gr1" draw:text-style-name="P3" draw:layer="layout" svg:width="2.229cm" svg:height="1.225cm" svg:x="2.9cm" svg:y="6.175cm">
          <draw:text-box>
            <text:p><text:span text:style-name="T1">tidyr</text:span></text:p>
          </draw:text-box>
        </draw:frame>
        <draw:frame draw:style-name="gr1" draw:text-style-name="P3" draw:layer="layout" svg:width="2.5cm" svg:height="1.225cm" svg:x="13.7cm" svg:y="2.375cm">
          <draw:text-box>
            <text:p><text:span text:style-name="T1">ggvis</text:span></text:p>
          </draw:text-box>
        </draw:frame>
        <draw:frame draw:style-name="gr1" draw:text-style-name="P3" xml:id="id4" draw:id="id4" draw:layer="layout" svg:width="2.432cm" svg:height="1.225cm" svg:x="8.3cm" svg:y="6.3cm">
          <draw:text-box>
            <text:p><text:span text:style-name="T1">dply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2T22:45:09.25</meta:creation-date>
    <dc:date>2015-04-22T22:56:18.67</dc:date>
    <meta:editing-duration>PT11M9S</meta:editing-duration>
    <meta:editing-cycles>1</meta:editing-cycles>
    <meta:document-statistic meta:object-count="11"/>
    <meta:generator>OpenOffice/4.1.0$Win32 OpenOffice.org_project/410m18$Build-9764</meta:generator>
  </office:meta>
</office:document-meta>
</file>